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8000000060052607F59AA66F31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61cm" fo:padding-bottom="0.161cm" fo:padding-left="0.161cm" fo:padding-right="0.161cm" fo:wrap-option="wrap"/>
    </style:style>
    <style:style style:name="pr1" style:family="presentation" style:parent-style-name="Title_20__26__20_Bullets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35cm" fo:margin-bottom="0cm" fo:line-height="100%" fo:text-align="center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6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Light" fo:font-size="56pt" fo:letter-spacing="normal" fo:font-style="normal" style:text-underline-style="none" fo:font-weight="normal" style:font-name-asian="Helvetica Light" style:font-size-asian="56pt" style:font-style-asian="normal" style:font-weight-asian="normal" style:font-name-complex="Helvetica Light" style:font-size-complex="5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Light" fo:font-size="40pt" fo:letter-spacing="normal" fo:font-style="normal" style:text-underline-style="none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Light" fo:font-size="40pt" fo:letter-spacing="-0.043cm" fo:font-style="normal" style:text-underline-style="none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Helvetica Light" fo:font-size="40pt" fo:letter-spacing="-0.043cm" fo:font-style="normal" style:text-underline-style="solid" style:text-underline-width="auto" style:text-underline-color="font-color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Helvetica Light" fo:font-size="38pt" fo:letter-spacing="normal" fo:font-style="normal" style:text-underline-style="solid" style:text-underline-width="auto" style:text-underline-color="font-color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Light" fo:font-size="38pt" fo:letter-spacing="normal" fo:font-style="normal" style:text-underline-style="none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Helvetica Light" fo:font-size="38.4000015258789pt" fo:letter-spacing="-0.041cm" fo:font-style="normal" style:text-underline-style="none" fo:font-weight="normal" style:font-name-asian="Helvetica Light" style:font-size-asian="38.4000015258789pt" style:font-style-asian="normal" style:font-weight-asian="normal" style:font-name-complex="Helvetica Light" style:font-size-complex="38.400001525878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1.124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336cm"/>
        <style:text-properties fo:font-family="StarSymbol" fo:color="#ffff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336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336cm"/>
        <style:text-properties fo:font-family="Star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82cm"/>
        <style:text-properties fo:font-family="StarSymbol" fo:color="#ffff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SCI-4966 Open Sourc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32.525cm" svg:height="3.386cm" svg:x="1.815cm" svg:y="12.51cm">
          <text:p text:style-name="P1"><text:span text:style-name="T2">Professor Wesley Turner</text:span></text:p>
          <text:p text:style-name="P1"><text:span text:style-name="T2">Amos Eaton 2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Licen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Our Lecture Slides have <text:s/>greatly benefited from the previous classes taught by Dr. William Schroeder and Dr. Luis Ibanez at RPI, </text:span></text:p>
            </text:list-item>
            <text:list-item>
              <text:p text:style-name="P5"><text:span text:style-name="T3">And by Professor Mukkai Krishnamoorthy who succeeded them in teaching the course</text:span></text:p>
            </text:list-item>
            <text:list-item>
              <text:p text:style-name="P5"><text:span text:style-name="T3">Creative Commons (CC BY 3.0) </text:span><text:span text:style-name="T4"><text:a xlink:href="http://creativecommons.org/licenses/by/3.0/" xlink:type="simple">http://creativecommons.org/licenses/by/3.0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3" draw:layer="layout" svg:width="18.489cm" svg:height="3.542cm" svg:x="8.205cm" svg:y="23.425cm">
          <text:p text:style-name="P1"><text:span text:style-name="T5"><text:a xlink:href="http://creativecommons.org/licenses/by/3.0/" xlink:type="simple">http://creativecommons.org/licenses/by/3.0/</text:a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Reading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Free Software/Open Source: Information Society Opportunities for Europe?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3">https://pdfs.semanticscholar.org/8050/4867c446090c6ad413c4c61f64c388dc32dd.pdf</text:span></text:p>
                </text:list-item>
              </text:list>
            </text:list-item>
            <text:list-item>
              <text:p text:style-name="P6"><text:span text:style-name="T3">Brief history of open source software </text:span></text:p>
              <text:list>
                <text:list-item>
                  <text:p text:style-name="P6"><text:span text:style-name="T4"><text:a xlink:href="http://digitalcommons.uconn.edu/cgi/viewcontent.cgi?article=1009&amp;context=libr_pubs" xlink:type="simple">http://digitalcommons.uconn.edu/cgi/viewcontent.cgi?article=1009&amp;context=libr_pubs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Main Play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East Coast (MIT) Richard Stallman launched the GNU project – under GNU General Public License (GPL) - Stallman's manifesto:</text:span></text:p>
            </text:list-item>
            <text:list-item>
              <text:p text:style-name="P6"><text:span text:style-name="T2">S</text:span><text:span text:style-name="T3">tating that availability of source code and freedom to redistribute and modify software are fundamental rights. </text:span></text:p>
            </text:list-item>
            <text:list-item>
              <text:p text:style-name="P6"><text:span text:style-name="T3">West Coast (UC Berkeley) was improving the UNIX system BSD Unix – supported by DARP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More from West Co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BSD Unix released under BSD License. Kernel requires AT &amp; T Unix license – hence remained proprietary.</text:span></text:p>
            </text:list-item>
            <text:list-item>
              <text:p text:style-name="P6"><text:span text:style-name="T3">Another important Open Source Project is TeX (a typesetting system by Donald Knuth - Stanford)</text:span></text:p>
            </text:list-item>
            <text:list-item>
              <text:p text:style-name="P6"><text:span text:style-name="T3">Communities for all of them exist even tod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ommun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USENET newsgroups and communities formed.</text:span></text:p>
            </text:list-item>
            <text:list-item>
              <text:p text:style-name="P6"><text:span text:style-name="T3">They were able to patch programs and development was possible,</text:span></text:p>
            </text:list-item>
            <text:list-item>
              <text:p text:style-name="P6"><text:span text:style-name="T3">X windows (Open Source) funded by consortium of compan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Uni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Bill Jolitz (UCB) was developing kernel for i386 under Net/2 (free of the copyright form AT&amp;T) – 386 BSD </text:span><text:span text:style-name="T4"><text:a xlink:href="https://en.wikipedia.org/wiki/William_Jolitz" xlink:type="simple">https://en.wikipedia.org/wiki/William_Jolitz</text:a></text:span></text:p>
            </text:list-item>
            <text:list-item>
              <text:p text:style-name="P6"><text:span text:style-name="T3">Linus Torvalds (Finland) – unhappy with Prof. Tannenbaum's minix kernel was implementing linux kernel with GNU software. </text:span></text:p>
            </text:list-item>
            <text:list-item>
              <text:p text:style-name="P6"><text:span text:style-name="T3">386 BSD evolved into NetBSD, FreeBSD, OpenBS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Unix Kernel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7" draw:layer="layout" svg:width="32.525cm" svg:height="15.719cm" svg:x="1.578cm" svg:y="6.229cm">
          <text:list text:style-name="L3">
            <text:list-item>
              <text:p text:style-name="P6"><text:span text:style-name="T3"><text:s text:c="2"/></text:span><text:span text:style-name="T3">Linux Kernel evolved into many GNU/Linux distributions (Slakware, Debian, Red Hat and many mor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_26__20_Bullets" presentation:presentation-page-layout-name="AL1T1">
        <draw:custom-shape draw:name="TextShape 1" draw:style-name="gr1" draw:text-style-name="P2" draw:layer="layout" svg:width="32.525cm" svg:height="4.74cm" svg:x="1.815cm" svg:y="0.972cm">
          <text:p text:style-name="P1"><text:span text:style-name="T1">More High Quality <text:s/>Open Source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5">
            <text:list-item>
              <text:p text:style-name="P8"><text:span text:style-name="T7">Apache (Widely used WWW server)</text:span></text:p>
            </text:list-item>
            <text:list-item>
              <text:p text:style-name="P8"><text:span text:style-name="T7">Perl, (an interpreted language with lots of libraries – bio-informatics)</text:span></text:p>
            </text:list-item>
            <text:list-item>
              <text:p text:style-name="P8"><text:span text:style-name="T7">R (origin in AT&amp;T Used by Statisticians and Data Analysts)</text:span></text:p>
            </text:list-item>
            <text:list-item>
              <text:p text:style-name="P8"><text:span text:style-name="T7">Mozilla/Firefox – WWW Browser (origin Netscape)</text:span></text:p>
            </text:list-item>
            <text:list-item>
              <text:p text:style-name="P8"><text:span text:style-name="T7">GNOME/KDE – Desktop Environment – Used for nonspeciali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More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Python, Java, GO – Programming Languages </text:span></text:p>
            </text:list-item>
            <text:list-item>
              <text:p text:style-name="P6"><text:span text:style-name="T3">Open Data</text:span></text:p>
            </text:list-item>
            <text:list-item>
              <text:p text:style-name="P6"><text:span text:style-name="T3">Open Research – Making the data and computations Publi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Questions and Discu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8000000060052607F59AA66F3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Bullets-background" style:display-name="Title &amp; Bullet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Light" fo:font-family="'Helvetica Light'" fo:font-size="38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Light" fo:font-family="'Helvetica Light'" fo:font-size="38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  <style:text-properties fo:font-size="3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Light" fo:font-size="38pt" fo:letter-spacing="normal" fo:font-style="normal" style:text-underline-style="none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•">
        <style:list-level-properties text:space-before="3.811cm" text:min-label-width="1.269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•">
        <style:list-level-properties text:space-before="3.811cm" text:min-label-width="1.269cm"/>
        <style:text-properties fo:font-family="StarSymbol" fo:color="#ffffff" fo:font-size="75%"/>
      </text:list-level-style-bullet>
      <text:list-level-style-bullet text:level="5" text:bullet-char="•">
        <style:list-level-properties text:space-before="5.081cm" text:min-label-width="1.269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0.832cm" svg:height="5.89cm" svg:x="2.646cm" svg:y="1.129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8" draw:layer="backgroundobjects" svg:width="30.832cm" svg:height="17.462cm" svg:x="2.646cm" svg:y="7.197cm" presentation:class="outline" presentation:user-transformed="true">
        <draw:text-box>
          <text:list text:style-name="ML3">
            <text:list-item>
              <text:p text:style-name="MP7"><text:span text:style-name="MT2">Body Level One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2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1.023cm" svg:height="1.057cm" svg:x="17.533cm" svg:y="25.682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/6.0.4.2$MacOSX_X86_64 LibreOffice_project/9b0d9b32d5dcda91d2f1a96dc04c645c450872bf</meta:generator>
  </office:meta>
</office:document-meta>
</file>